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ext_20_body" style:list-style-name="L6">
      <style:paragraph-properties fo:margin-top="0cm" fo:margin-bottom="0.423cm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6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7" style:family="paragraph" style:parent-style-name="Text_20_body" style:list-style-name="L8">
      <style:paragraph-properties fo:margin-top="0cm" fo:margin-bottom="0.423cm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8" style:family="paragraph" style:parent-style-name="Text_20_body" style:list-style-name="L9">
      <style:paragraph-properties fo:margin-top="0cm" fo:margin-bottom="0.423cm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9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" style:family="paragraph" style:parent-style-name="Text_20_body" style:list-style-name="L10">
      <style:paragraph-properties fo:margin-top="0.423cm" fo:margin-bottom="0.423cm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11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T1" style:family="text">
      <style:text-properties fo:font-size="14pt" style:font-size-asian="14pt"/>
    </style:style>
    <style:style style:name="T2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style:font-name="var fontStack-monospace" fo:font-size="9.7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контрольные-вопросы" text:anchor-type="page" text:anchor-page-number="1" svg:x="-0.741cm" svg:y="0.503cm" svg:width="0.741cm" draw:z-index="0">
        <draw:text-box fo:min-height="0.741cm">
          <text:p text:style-name="Text_20_body"/>
        </draw:text-box>
      </draw:frame>
      <draw:frame draw:style-name="fr1" draw:name="user-content-1-опишите-основные-команды-создания-и-редактирования-пользователей" text:anchor-type="page" text:anchor-page-number="1" svg:x="-0.741cm" svg:y="0.265cm" svg:width="0.741cm" draw:z-index="1">
        <draw:text-box fo:min-height="0.741cm">
          <text:p text:style-name="Text_20_body"/>
        </draw:text-box>
      </draw:frame>
      <draw:frame draw:style-name="fr1" draw:name="user-content-2-опишите-основные-команды-создания-и-редактирования-групп" text:anchor-type="page" text:anchor-page-number="1" svg:x="-0.741cm" svg:y="0.265cm" svg:width="0.741cm" draw:z-index="2">
        <draw:text-box fo:min-height="0.741cm">
          <text:p text:style-name="Text_20_body"/>
        </draw:text-box>
      </draw:frame>
      <draw:frame draw:style-name="fr1" draw:name="user-content-3-опишите-формат-файла-etcpasswd" text:anchor-type="page" text:anchor-page-number="1" svg:x="-0.741cm" svg:y="0.265cm" svg:width="0.741cm" draw:z-index="3">
        <draw:text-box fo:min-height="0.741cm">
          <text:p text:style-name="Text_20_body"/>
        </draw:text-box>
      </draw:frame>
      <draw:frame draw:style-name="fr1" draw:name="user-content-4-опишите-формат-файла-etcshadow" text:anchor-type="page" text:anchor-page-number="1" svg:x="-0.741cm" svg:y="0.265cm" svg:width="0.741cm" draw:z-index="4">
        <draw:text-box fo:min-height="0.741cm">
          <text:p text:style-name="Text_20_body"/>
        </draw:text-box>
      </draw:frame>
      <draw:frame draw:style-name="fr1" draw:name="user-content-5-опишите-формат-файла-etcgroup" text:anchor-type="page" text:anchor-page-number="1" svg:x="-0.741cm" svg:y="0.265cm" svg:width="0.741cm" draw:z-index="5">
        <draw:text-box fo:min-height="0.741cm">
          <text:p text:style-name="Text_20_body"/>
        </draw:text-box>
      </draw:frame>
      <draw:frame draw:style-name="fr1" draw:name="user-content-6-опишите-формат-файла-etcgshadow" text:anchor-type="page" text:anchor-page-number="1" svg:x="-0.741cm" svg:y="0.265cm" svg:width="0.741cm" draw:z-index="6">
        <draw:text-box fo:min-height="0.741cm">
          <text:p text:style-name="Text_20_body"/>
        </draw:text-box>
      </draw:frame>
      <draw:frame draw:style-name="fr1" draw:name="user-content-7-что-содержится-в-каталоге-etcskel" text:anchor-type="page" text:anchor-page-number="1" svg:x="-0.741cm" svg:y="0.265cm" svg:width="0.741cm" draw:z-index="7">
        <draw:text-box fo:min-height="0.741cm">
          <text:p text:style-name="Text_20_body"/>
        </draw:text-box>
      </draw:frame>
      <draw:frame draw:style-name="fr1" draw:name="user-content-8-опишите-процесс-регистрации-пользователя-вручную-путем-редактирования-конфигурационных-файлов" text:anchor-type="page" text:anchor-page-number="1" svg:x="-0.741cm" svg:y="0.265cm" svg:width="0.741cm" draw:z-index="8">
        <draw:text-box fo:min-height="0.741cm">
          <text:p text:style-name="Text_20_body"/>
        </draw:text-box>
      </draw:frame>
      <draw:frame draw:style-name="fr1" draw:name="user-content-инструкция-к-заданию" text:anchor-type="page" text:anchor-page-number="1" svg:x="-0.741cm" svg:y="0.503cm" svg:width="0.741cm" draw:z-index="9">
        <draw:text-box fo:min-height="0.741cm">
          <text:p text:style-name="Text_20_body"/>
        </draw:text-box>
      </draw:frame>
      <text:p text:style-name="P4"><text:span text:style-name="T1"/></text:p>
      <text:p text:style-name="Standard"/>
      <text:h text:style-name="P1" text:outline-level="2"><text:span text:style-name="T1">Контрольные вопросы</text:span></text:h>
      <text:h text:style-name="P11" text:outline-level="4">1. Опишите основные команды создания и редактирования пользователей.</text:h>
      <text:h text:style-name="P11" text:outline-level="4">2. Опишите основные команды создания и редактирования групп.</text:h>
      <text:h text:style-name="P11" text:outline-level="4">3. Опишите формат файла /etc/passwd.</text:h>
      <text:h text:style-name="P11" text:outline-level="4">4. Опишите формат файла /etc/shadow.</text:h>
      <text:h text:style-name="P11" text:outline-level="4">5. Опишите формат файла /etc/group.</text:h>
      <text:h text:style-name="P11" text:outline-level="4">6. Опишите формат файла /etc/gshadow.</text:h>
      <text:h text:style-name="P11" text:outline-level="4">7. Что содержится в каталоге /etc/skel?</text:h>
      <text:h text:style-name="P11" text:outline-level="4">8. Опишите процесс регистрации пользователя вручную, путем редактирования конфигурационных файлов.</text:h>
      <text:h text:style-name="P11" text:outline-level="4">9. Для чего предназначены файлы /etc/profile и $HOME/.profile.</text:h>
      <text:p text:style-name="P2"><text:span text:style-name="T1"/></text:p>
      <text:h text:style-name="P1" text:outline-level="2"><text:span text:style-name="T1">Инструкция к заданию</text:span></text:h>
      <text:list xml:id="list4044917410" text:style-name="L6">
        <text:list-item>
          <text:p text:style-name="P5">Создать с помощью консольных команд следующих пользователей (пароль у всех 123):</text:p>
        </text:list-item>
      </text:list>
      <text:list xml:id="list4082840684" text:style-name="L7">
        <text:list-item>
          <text:p text:style-name="P6">student c созданием одноименной группы (группа создается по умолчанию);</text:p>
        </text:list-item>
        <text:list-item>
          <text:p text:style-name="P6">ivanov с назначением первичной группы student;</text:p>
        </text:list-item>
        <text:list-item>
          <text:p text:style-name="P6">petrov (одноименная группа создается по умолчанию);</text:p>
        </text:list-item>
        <text:list-item>
          <text:p text:style-name="P6">по фамилии студента (латинскими буквами), например, novikov;</text:p>
        </text:list-item>
        <text:list-item>
          <text:p text:style-name="P6">создать группу st1 и назначить ее в качестве первичной группы пользователю stud1.</text:p>
        </text:list-item>
      </text:list>
      <text:list xml:id="list3662272497" text:style-name="L8">
        <text:list-item>
          <text:p text:style-name="P7">Проанализировать записи о созданных пользователях и группах в файлах:</text:p>
        </text:list-item>
      </text:list>
      <text:list xml:id="list2508366635" text:style-name="L9">
        <text:list-item>
          <text:p text:style-name="P8"><text:soft-page-break/>/etc/passwd – пользователи,</text:p>
        </text:list-item>
        <text:list-item>
          <text:p text:style-name="P8">/etc/group – группы,</text:p>
        </text:list-item>
        <text:list-item>
          <text:p text:style-name="P8">/etc/shadow – зашифрованные пароли.</text:p>
        </text:list-item>
      </text:list>
      <text:list xml:id="list3514254757" text:style-name="L10">
        <text:list-item>
          <text:p text:style-name="P10">Представить преподавателю записи (из пункта 2) созданных учетных записей в виде скриншота из терминала.</text:p>
        </text:list-item>
        <text:list-item>
          <text:p text:style-name="P10">Создать учетную запись одного пользователя вручную, отредактировав соответствующие файлы.</text:p>
        </text:list-item>
        <text:list-item>
          <text:p text:style-name="P10">Представить преподавателю записи (скриншотом) созданных учетных записей.</text:p>
        </text:list-item>
        <text:list-item>
          <text:p text:style-name="P9"><text:span text:style-name="T2">При помощи команды </text:span><text:span text:style-name="Source_20_Text"><text:span text:style-name="T3">userdel</text:span></text:span><text:span text:style-name="T2"> удалить учетную запись пользователя petrov вместе с его домашним каталогом и проверить результат удаления учетной записи пользователя, его группы и домашнего каталога. Результат отобразить в виде скриншотов (файл </text:span><text:span text:style-name="Source_20_Text"><text:span text:style-name="T3">passwd</text:span></text:span><text:span text:style-name="T2">, </text:span><text:span text:style-name="Source_20_Text"><text:span text:style-name="T3">group</text:span></text:span><text:span text:style-name="T2"> и результат команды </text:span><text:span text:style-name="Source_20_Text"><text:span text:style-name="T3">ls /home</text:span></text:span><text:span text:style-name="T2">).</text:span></text:p>
        </text:list-item>
      </text:list>
      <text:p text:style-name="P2"><text:span text:style-name="T1"/></text:p>
      <text:p text:style-name="P2"><text:span text:style-name="T1">Домашнее задание доступно по ссылке:</text:span></text:p>
      <text:p text:style-name="P2"><text:a xlink:type="simple" xlink:href="https://github.com/AMuzhev/SystemAdministration/blob/main/Linux%20(%D1%83%D1%80%D0%BE%D0%BA%D0%B8%205-10)/%D0%A3%D1%80%D0%BE%D0%BA%205%20Linux%20-%20%D0%92%D0%B2%D0%B5%D0%B4%D0%B5%D0%BD%D0%B8%D0%B5.%20%D0%A3%D0%BF%D1%80%D0%B0%D0%B2%D0%BB%D0%B5%D0%BD%D0%B8%D0%B5%20%D0%BF%D0%BE%D0%BB%D1%8C%D0%B7%D0%BE%D0%B2%D0%B0%D1%82%D0%B5%D0%BB%D1%8F%D0%BC%D0%B8%20%D0%B2%20Linux.md" text:style-name="ListLabel_20_1" text:visited-style-name="ListLabel_20_1"><text:span text:style-name="Internet_20_link"><text:span text:style-name="T1">https://github.com/AMuzhev/SystemAdministration/blob/main/Linux%20(%D1%83%D1%80%D0%BE%D0%BA%D0%B8%205-10)/%D0%A3%D1%80%D0%BE%D0%BA%205%20Linux%20-%20%D0%92%D0%B2%D0%B5%D0%B4%D0%B5%D0%BD%D0%B8%D0%B5.%20%D0%A3%D0%BF%D1%80%D0%B0%D0%B2%D0%BB%D0%B5%D0%BD%D0%B8%D0%B5%20%D0%BF%D0%BE%D0%BB%D1%8C%D0%B7%D0%BE%D0%B2%D0%B0%D1%82%D0%B5%D0%BB%D1%8F%D0%BC%D0%B8%20%D0%B2%20Linux.md</text:span></text:span></text:a></text:p>
      <text:p text:style-name="P3"/>
      <text:p text:style-name="P2"><text:span text:style-name="T1">Методический материал (англ.) к Уроку 5 доступен по ссылке:</text:span></text:p>
      <text:p text:style-name="Standard"><text:a xlink:type="simple" xlink:href="https://drive.google.com/file/d/1eFZwUK6v7NHLPvfVfqSXcQVLW5X_oEX1/view?usp=sharing" text:style-name="ListLabel_20_1" text:visited-style-name="ListLabel_20_1"><text:span text:style-name="Internet_20_link"><text:span text:style-name="T1">http</text:span></text:span></text:a><text:bookmark text:name="_GoBack"/><text:a xlink:type="simple" xlink:href="https://drive.google.com/file/d/1eFZwUK6v7NHLPvfVfqSXcQVLW5X_oEX1/view?usp=sharing" text:style-name="ListLabel_20_1" text:visited-style-name="ListLabel_20_1"><text:span text:style-name="Internet_20_link"><text:span text:style-name="T1">s://drive.google.com/file/d/1eFZwUK6v7NHLPvfVfqSXcQVLW5X_oEX1/view?usp=sharing</text:span>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zhev_al</meta:initial-creator>
    <meta:editing-cycles>16</meta:editing-cycles>
    <meta:creation-date>2024-02-26T20:33:00</meta:creation-date>
    <dc:date>2024-03-22T20:20:03.323982599</dc:date>
    <meta:editing-duration>PT28M</meta:editing-duration>
    <meta:generator>LibreOffice/6.0.7.3$Linux_X86_64 LibreOffice_project/00m0$Build-3</meta:generator>
    <meta:document-statistic meta:table-count="0" meta:image-count="0" meta:object-count="0" meta:page-count="2" meta:paragraph-count="29" meta:word-count="231" meta:character-count="2164" meta:non-whitespace-character-count="19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